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5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fo:color="#00b050"/>
    </style:style>
    <style:style style:name="T1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normal" fo:font-family="'Times New Roman'" style:font-family-asian="'Times New Roman'" style:font-family-complex="'Times New Roman'" fo:background-color="transparent" fo:color="#00b050"/>
    </style:style>
    <style:style style:name="T1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fo:color="#00b050"/>
    </style:style>
    <style:style style:name="T1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fo:color="#00b050"/>
    </style:style>
    <style:style style:name="T2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18.00pt" fo:text-indent="0.00pt"/>
    </style:style>
    <style:style style:name="P5" style:family="paragraph">
      <style:paragraph-properties fo:line-height="100.00%" fo:text-align="left" fo:margin-left="18.00pt" fo:text-indent="0.00pt"/>
    </style:style>
    <style:style style:name="P6" style:family="paragraph">
      <style:paragraph-properties fo:line-height="100.00%" fo:text-align="left" fo:margin-left="18.00pt" fo:text-indent="0.00pt"/>
    </style:style>
  </office:automatic-styles>
  <office:body>
    <office:text>
      <text:p text:style-name="P1"><text:span text:style-name="T1">Konferenz 14.07.2014</text:span></text:p>
      <text:p text:style-name="P1"><text:span text:style-name="T2"/></text:p>
      <text:p text:style-name="P2"><text:span text:style-name="T2"/></text:p>
      <text:p text:style-name="P2"><text:span text:style-name="T3">Thema</text:span><text:span text:style-name="T4">:<text:s/></text:span><text:span text:style-name="T5">Konzept annehmen / Detail Verständnis klären</text:span></text:p>
      <text:p text:style-name="P2"><text:span text:style-name="T6">Teilnehmer</text:span><text:span text:style-name="T7">: Charlie, Flo, Micha</text:span></text:p>
      <text:p text:style-name="P2"><text:span text:style-name="T7"/></text:p>
      <text:list text:style-name="L3">
        <text:list-item>
          <text:p text:style-name="P3"><text:span text:style-name="T8">Konzept</text:span><text:span text:style-name="T9"/></text:p>
        </text:list-item>
        <text:list-item>
          <text:p text:style-name="P4"><text:span text:style-name="T10">Steuerung<text:s/></text:span><text:span text:style-name="T11">geregelt</text:span><text:span text:style-name="T12"/></text:p>
        </text:list-item>
        <text:list-item>
          <text:p text:style-name="P4"><text:span text:style-name="T13">Inhalt<text:s/></text:span><text:span text:style-name="T14">geregelt</text:span><text:span text:style-name="T15"/></text:p>
        </text:list-item>
        <text:list-item>
          <text:p text:style-name="P5"><text:span text:style-name="T16">Leveldesign<text:s/></text:span><text:span text:style-name="T17">geregelt</text:span><text:span text:style-name="T18"/></text:p>
        </text:list-item>
        <text:list-item>
          <text:p text:style-name="P6"><text:span text:style-name="T19">Items<text:s/></text:span><text:span text:style-name="T20">geregelt</text:span><text:span text:style-name="T2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